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alibri" svg:font-family="Calibri"/>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25.691cm" style:page-number="auto" table:align="left"/>
    </style:style>
    <style:style style:name="Table1.A" style:family="table-column">
      <style:table-column-properties style:column-width="5.396cm"/>
    </style:style>
    <style:style style:name="Table1.B" style:family="table-column">
      <style:table-column-properties style:column-width="2.096cm"/>
    </style:style>
    <style:style style:name="Table1.C" style:family="table-column">
      <style:table-column-properties style:column-width="2.304cm"/>
    </style:style>
    <style:style style:name="Table1.D" style:family="table-column">
      <style:table-column-properties style:column-width="3.97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0b277" officeooo:paragraph-rsid="0010b277"/>
    </style:style>
    <style:style style:name="P2" style:family="paragraph" style:parent-style-name="Table_20_Contents">
      <style:paragraph-properties fo:text-align="start" style:justify-single-word="false"/>
      <style:text-properties officeooo:rsid="001489b7" officeooo:paragraph-rsid="001489b7"/>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rsid="001515b7" officeooo:paragraph-rsid="001515b7"/>
    </style:style>
    <style:style style:name="P5" style:family="paragraph" style:parent-style-name="Table_20_Contents">
      <style:paragraph-properties fo:text-align="start" style:justify-single-word="false"/>
      <style:text-properties officeooo:rsid="00156f03" officeooo:paragraph-rsid="00156f03"/>
    </style:style>
    <style:style style:name="P6" style:family="paragraph" style:parent-style-name="Text_20_body" style:master-page-name="Standard">
      <style:paragraph-properties fo:text-align="justify" style:justify-single-word="false" style:page-number="auto"/>
      <style:text-properties officeooo:rsid="0013eec2" officeooo:paragraph-rsid="001489b7"/>
    </style:style>
    <style:style style:name="P7" style:family="paragraph" style:parent-style-name="Text_20_body">
      <style:paragraph-properties fo:text-align="justify" style:justify-single-word="false"/>
      <style:text-properties officeooo:paragraph-rsid="00218c3c"/>
    </style:style>
    <style:style style:name="P8" style:family="paragraph" style:parent-style-name="Text_20_body">
      <style:text-properties officeooo:rsid="0019d572" officeooo:paragraph-rsid="0019d572"/>
    </style:style>
    <style:style style:name="P9" style:family="paragraph" style:parent-style-name="Text_20_body">
      <style:paragraph-properties fo:text-align="justify" style:justify-single-word="false"/>
      <style:text-properties fo:font-size="14pt" officeooo:paragraph-rsid="0019d572"/>
    </style:style>
    <style:style style:name="P10" style:family="paragraph" style:parent-style-name="Text_20_body">
      <style:paragraph-properties fo:text-align="justify" style:justify-single-word="false"/>
      <style:text-properties fo:font-size="13pt" officeooo:paragraph-rsid="0022d102" style:font-size-asian="13pt" style:font-size-complex="13pt"/>
    </style:style>
    <style:style style:name="P11" style:family="paragraph" style:parent-style-name="Text_20_body">
      <style:paragraph-properties fo:text-align="justify" style:justify-single-word="false"/>
      <style:text-properties fo:font-size="13pt" officeooo:rsid="00218c3c" officeooo:paragraph-rsid="00218c3c" style:font-size-asian="13pt" style:font-size-complex="13pt"/>
    </style:style>
    <style:style style:name="P12" style:family="paragraph" style:parent-style-name="Text_20_body">
      <style:text-properties officeooo:paragraph-rsid="0022d102"/>
    </style:style>
    <style:style style:name="T1" style:family="text">
      <style:text-properties officeooo:rsid="001515b7"/>
    </style:style>
    <style:style style:name="T2" style:family="text">
      <style:text-properties officeooo:rsid="00156f03"/>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18c3c" style:font-style-asian="italic" style:font-style-complex="italic"/>
    </style:style>
    <style:style style:name="T6" style:family="text">
      <style:text-properties fo:color="#000000"/>
    </style:style>
    <style:style style:name="T7" style:family="text">
      <style:text-properties officeooo:rsid="0019d572"/>
    </style:style>
    <style:style style:name="T8" style:family="text">
      <style:text-properties officeooo:rsid="001b785d"/>
    </style:style>
    <style:style style:name="T9" style:family="text">
      <style:text-properties officeooo:rsid="0020edae"/>
    </style:style>
    <style:style style:name="T10" style:family="text">
      <style:text-properties officeooo:rsid="00218c3c"/>
    </style:style>
    <style:style style:name="T11" style:family="text">
      <style:text-properties fo:font-size="13pt" officeooo:rsid="00218c3c" style:font-size-asian="13pt" style:font-size-complex="13pt"/>
    </style:style>
    <style:style style:name="T12" style:family="text">
      <style:text-properties officeooo:rsid="0022d1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onal Development Plan</text:p>
      <text:p text:style-name="P9"/>
      <text:p text:style-name="P10"><text:span text:style-name="T7">Continuing Professional Development, or CPD, involves the development and maintenance of skills and knowledge relating to an individual’s career. This process requires repeated learning and practise of skills with no discrete goals, rather a general set of skills and knowledge to be learned and reinforced (Institute of the Motor Industry, 2012).</text:span></text:p>
      <text:p text:style-name="P10"><text:span text:style-name="T8">CPD improves individual skills, filling gaps in knowledge and building confidence. This makes an individual more appealing to companies, as the extended knowledge and experience can be a huge advantage for employability. As well as this, companies may seek individuals with CPD experience and promote CPD in it’s employees in order to build skills and improve workplace efficiency (Institute of the Motor Industry, 2012).</text:span></text:p>
      <text:p text:style-name="P10"><text:span text:style-name="T10">A key part of CPD, as mentioned earlier on, is confidence; an individual’s confidence in their understanding can be hugely beneficial to productivity, with understanding of tools and practice improving productivity by huge amounts (Kloosterman, 2018). </text:span></text:p>
      <text:p text:style-name="P10"><text:span text:style-name="T9">Especially in fields that evolve quickly, like with Machine Learning and Big Data, CPD can help individuals keep up with the industry standard level of knowledge and practise. CPD can be essential to some individuals for this reason, as education may not be able to keep up with the change in the industry. Additionally, this can improve the employability of an individual as well as the efficiency of a team, as current understanding of processes can improve efficiency and reduce the amount of additional training required (Kloosterman, 2018).</text:span></text:p>
      <text:p text:style-name="P11">It’s clear that the benefits to individuals match the benefits to a company as a whole, as employability and efficiency are key things that companies look for when hiring and optimising their workforce. While employers can promote CPD, it’s ultimately up to the employee or individual to follow through on the development, placing the motivation solely in the possession of the individual (CPD UK, 2019).</text:p>
      <text:p text:style-name="P7"><text:span text:style-name="T11">Personal Development Plans (PDPs) can be utilised within CPD, illustrating a set of skills and milestones that an individual should achieve and in what timescale.</text:span></text:p>
      <table:table table:name="Table1" table:style-name="Table1">
        <table:table-column table:style-name="Table1.A"/>
        <table:table-column table:style-name="Table1.B"/>
        <table:table-column table:style-name="Table1.C"/>
        <table:table-column table:style-name="Table1.D" table:number-columns-repeated="4"/>
        <table:table-row>
          <table:table-cell table:style-name="Table1.A1" office:value-type="string">
            <text:p text:style-name="P2">Goals</text:p>
          </table:table-cell>
          <table:table-cell table:style-name="Table1.A1" office:value-type="string">
            <text:p text:style-name="P2">Priority</text:p>
          </table:table-cell>
          <table:table-cell table:style-name="Table1.A1" office:value-type="string">
            <text:p text:style-name="P2">Timeframe</text:p>
          </table:table-cell>
          <table:table-cell table:style-name="Table1.A1" office:value-type="string">
            <text:p text:style-name="P2">Threats</text:p>
          </table:table-cell>
          <table:table-cell table:style-name="Table1.A1" office:value-type="string">
            <text:p text:style-name="P2">Opportunities</text:p>
          </table:table-cell>
          <table:table-cell table:style-name="Table1.A1" office:value-type="string">
            <text:p text:style-name="P2">Plan</text:p>
          </table:table-cell>
          <table:table-cell table:style-name="Table1.G1" office:value-type="string">
            <text:p text:style-name="P2">Achievements</text:p>
          </table:table-cell>
        </table:table-row>
        <table:table-row>
          <table:table-cell table:style-name="Table1.A2" office:value-type="string">
            <text:p text:style-name="P2">Time management skills improved enough to reduce stress around deadlines and reduce procrastination</text:p>
          </table:table-cell>
          <table:table-cell table:style-name="Table1.A2" office:value-type="string">
            <text:p text:style-name="P2">High</text:p>
          </table:table-cell>
          <table:table-cell table:style-name="Table1.A2" office:value-type="string">
            <text:p text:style-name="P2">Month or less</text:p>
          </table:table-cell>
          <table:table-cell table:style-name="Table1.A2" office:value-type="string">
            <text:p text:style-name="P2">Requires development of time management and organisation, and at risk due to procrastination and fatigue.</text:p>
          </table:table-cell>
          <table:table-cell table:style-name="Table1.A2" office:value-type="string">
            <text:p text:style-name="P2">Organisation is interesting to learn for me, software implementations and practises especially so. Since skills are used constantly, there’s lots of time for practise.</text:p>
          </table:table-cell>
          <table:table-cell table:style-name="Table1.A2" office:value-type="string">
            <text:p text:style-name="P2">Read a book on time management, overhaul to-do systems, get better at documenting tasks. Finally, implement a weekly plan for work completion and stick to it.</text:p>
          </table:table-cell>
          <table:table-cell table:style-name="Table1.G2" office:value-type="string">
            <text:p text:style-name="P2">Organisational skills have improved, few issues with understanding which tasks to do.</text:p>
          </table:table-cell>
        </table:table-row>
        <table:table-row>
          <table:table-cell table:style-name="Table1.A2" office:value-type="string">
            <text:p text:style-name="P2">Development of security skills <text:span text:style-name="T1">and workplace practises</text:span></text:p>
          </table:table-cell>
          <table:table-cell table:style-name="Table1.A2" office:value-type="string">
            <text:p text:style-name="P2">High</text:p>
          </table:table-cell>
          <table:table-cell table:style-name="Table1.A2" office:value-type="string">
            <text:p text:style-name="P2">6 <text:span text:style-name="T1">M</text:span>onths</text:p>
          </table:table-cell>
          <table:table-cell table:style-name="Table1.A2" office:value-type="string">
            <text:p text:style-name="P2">Requires practise and understanding of complex issues around <text:span text:style-name="T1">IT Security, including application. Also requires learning of organisational policy and implementations, which may differ from general practises and concepts.</text:span></text:p>
          </table:table-cell>
          <table:table-cell table:style-name="Table1.A2" office:value-type="string">
            <text:p text:style-name="P4">Online learning, plus vocational skills due to internship. Lots of time to practise, with colleagues to communicate with to learn fundamentals and further skills.</text:p>
          </table:table-cell>
          <table:table-cell table:style-name="Table1.A2" office:value-type="string">
            <text:p text:style-name="P4">Communicate with team members as to the best way to learn skills, then apply this knowledge with a structured plan for learning. Use work time to implement learned information, where possible.</text:p>
          </table:table-cell>
          <table:table-cell table:style-name="Table1.G2" office:value-type="string">
            <text:p text:style-name="P4">Online certification for IT security.</text:p>
          </table:table-cell>
        </table:table-row>
        <table:table-row>
          <table:table-cell table:style-name="Table1.A2" office:value-type="string">
            <text:p text:style-name="P4">Develop interpersonal and communication skills to make group conversations and work less stressful.</text:p>
          </table:table-cell>
          <table:table-cell table:style-name="Table1.A2" office:value-type="string">
            <text:p text:style-name="P4">Medium</text:p>
          </table:table-cell>
          <table:table-cell table:style-name="Table1.A2" office:value-type="string">
            <text:p text:style-name="P4">3 Months</text:p>
          </table:table-cell>
          <table:table-cell table:style-name="Table1.A2" office:value-type="string">
            <text:p text:style-name="P4">Requires development of an abstract skill, which can’t be easily measured beyond notes about confidence levels, anxiety levels and communication amt.</text:p>
          </table:table-cell>
          <table:table-cell table:style-name="Table1.A2" office:value-type="string">
            <text:p text:style-name="P4">Has lots of opportunity for improvement, especially given future group tasks and research. </text:p>
          </table:table-cell>
          <table:table-cell table:style-name="Table1.A2" office:value-type="string">
            <text:p text:style-name="P4">Practise going out of my comfort zone by communicating more when I have ideas within a group, and work on email anxiety through the same practise.</text:p>
          </table:table-cell>
          <table:table-cell table:style-name="Table1.G2" office:value-type="string">
            <text:p text:style-name="P3"/>
          </table:table-cell>
        </table:table-row>
        <text:soft-page-break/>
        <table:table-row>
          <table:table-cell table:style-name="Table1.A2" office:value-type="string">
            <text:p text:style-name="P2">Goals</text:p>
          </table:table-cell>
          <table:table-cell table:style-name="Table1.A2" office:value-type="string">
            <text:p text:style-name="P2">Priority</text:p>
          </table:table-cell>
          <table:table-cell table:style-name="Table1.A2" office:value-type="string">
            <text:p text:style-name="P2">Timeframe</text:p>
          </table:table-cell>
          <table:table-cell table:style-name="Table1.A2" office:value-type="string">
            <text:p text:style-name="P2">Threats</text:p>
          </table:table-cell>
          <table:table-cell table:style-name="Table1.A2" office:value-type="string">
            <text:p text:style-name="P2">Opportunities</text:p>
          </table:table-cell>
          <table:table-cell table:style-name="Table1.A2" office:value-type="string">
            <text:p text:style-name="P2">Plan</text:p>
          </table:table-cell>
          <table:table-cell table:style-name="Table1.G2" office:value-type="string">
            <text:p text:style-name="P2">Achievements</text:p>
          </table:table-cell>
        </table:table-row>
        <table:table-row>
          <table:table-cell table:style-name="Table1.A2" office:value-type="string">
            <text:p text:style-name="P4">Meet everyone on the internship</text:p>
          </table:table-cell>
          <table:table-cell table:style-name="Table1.A2" office:value-type="string">
            <text:p text:style-name="P4">Medium</text:p>
          </table:table-cell>
          <table:table-cell table:style-name="Table1.A2" office:value-type="string">
            <text:p text:style-name="P4">2 weeks</text:p>
          </table:table-cell>
          <table:table-cell table:style-name="Table1.A2" office:value-type="string">
            <text:p text:style-name="P4">Requires utilisation of interpersonal and communication skills, which aren’t perfect. Additionally requires understanding of workplace dynamics.</text:p>
          </table:table-cell>
          <table:table-cell table:style-name="Table1.A2" office:value-type="string">
            <text:p text:style-name="P4">Frequent contact with employees allows for lots of communication and understanding.</text:p>
          </table:table-cell>
          <table:table-cell table:style-name="Table1.A2" office:value-type="string">
            <text:p text:style-name="P4">Discussion with <text:span text:style-name="T2">colleagues about workplace dynamics and employees. Slow learning process expected.</text:span></text:p>
          </table:table-cell>
          <table:table-cell table:style-name="Table1.G2" office:value-type="string">
            <text:p text:style-name="P5">I know all the immediate members of the IT team and all of the other interns.</text:p>
          </table:table-cell>
        </table:table-row>
        <table:table-row>
          <table:table-cell table:style-name="Table1.A2" office:value-type="string">
            <text:p text:style-name="P5">Improve research skills, specifically about gaining knowledge for an application of IT security.</text:p>
          </table:table-cell>
          <table:table-cell table:style-name="Table1.A2" office:value-type="string">
            <text:p text:style-name="P5">Medium</text:p>
          </table:table-cell>
          <table:table-cell table:style-name="Table1.A2" office:value-type="string">
            <text:p text:style-name="P5">2 months</text:p>
          </table:table-cell>
          <table:table-cell table:style-name="Table1.A2" office:value-type="string">
            <text:p text:style-name="P5">Rather general, involves developing a process of research and learning.</text:p>
          </table:table-cell>
          <table:table-cell table:style-name="Table1.A2" office:value-type="string">
            <text:p text:style-name="P5">Lots of opportunities for research such as google scholar, search engines, books, journals and more. Colleagues can also assist with research methods.</text:p>
          </table:table-cell>
          <table:table-cell table:style-name="Table1.A2" office:value-type="string">
            <text:p text:style-name="P5">Produce a standard system of research to improve learning skill and speed.</text:p>
          </table:table-cell>
          <table:table-cell table:style-name="Table1.G2" office:value-type="string">
            <text:p text:style-name="P5"/>
          </table:table-cell>
        </table:table-row>
      </table:table>
      <text:p text:style-name="Text_20_body"><text:bookmark text:name="js-intext-string-5"/><text:span text:style-name="T2">(Spruce, 2020)</text:span><text:bookmark text:name="js-intext-string-41"/><text:span text:style-name="T2"> </text:span><text:span text:style-name="T6">(Thepeakperformancecenter.com, n.d.)</text:span></text:p>
      <text:p text:style-name="P6"/>
      <text:h text:style-name="Heading_20_2" text:outline-level="2">References</text:h>
      <text:p text:style-name="P8">Institute of the Motor Industry. (2012). <text:span text:style-name="T4">Overview and benefits of CPD.</text:span> [online] Available at: https://www.theimi.org.uk/membership/continuing-professional-development-cpd#what-cpd [Accessed 11 Feb. 2020].</text:p>
      <text:p text:style-name="P12"><text:span text:style-name="T10">Kloosterman, V. (2018). </text:span><text:span text:style-name="T5">The importance of continuing professional development</text:span><text:span text:style-name="T10"> (CPD). [online] Continuing Professional Development. Available at: https://continuingprofessionaldevelopment.org/why-is-cpd-important/ [Accessed 11 Feb. 2020].</text:span></text:p>
      <text:p text:style-name="P12"><text:span text:style-name="T10">CPD UK. (2019). </text:span><text:span text:style-name="T5">The Importance of Continuing Professional Development (CPD).</text:span><text:span text:style-name="T10"> [online] Available at: https://cpduk.co.uk/news-articles/view/importance-of-cpd [Accessed 11 Feb. 2020].</text:span></text:p>
      <text:p text:style-name="Text_20_body"><text:bookmark text:name="js-reference-string-5"/>Spruce, H. (2020). <text:span text:style-name="T3">Free Personal Development Plan (PDP) Example Template PDF</text:span>. [online] The Hub | High Speed Training. Available at: https://www.highspeedtraining.co.uk/hub/personal-development-plan-template/ [Accessed 15 Jan. 2020].</text:p>
      <text:p text:style-name="Text_20_body"><text:bookmark text:name="js-reference-string-41"/>Thepeakperformancecenter.com. (n.d.). <text:span text:style-name="T3">Performance Goals and Professional Development Goals - The Peak Performance Center</text:span>. [online] Available at: http://thepeakperformancecenter.com/development-series/skill-builder/personal-effectiveness/goal-setting/types-of-goals/performance-goals-and-professional-development-goals/ [Accessed 15 Jan. 202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alibri" svg:font-family="Calibri"/>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Landscape" style:page-layout-name="Mpm2">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5T18:18:37.575286989</meta:creation-date>
    <dc:date>2020-02-11T20:05:07.602916500</dc:date>
    <meta:editing-duration>PT15M29S</meta:editing-duration>
    <meta:editing-cycles>4</meta:editing-cycles>
    <meta:generator>LibreOffice/6.3.4.2$Linux_X86_64 LibreOffice_project/30$Build-2</meta:generator>
    <meta:document-statistic meta:table-count="1" meta:image-count="0" meta:object-count="0" meta:page-count="4" meta:paragraph-count="61" meta:word-count="846" meta:character-count="6187" meta:non-whitespace-character-count="5400"/>
  </office:meta>
</office:document-meta>
</file>